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date style:data-style-name="N20107" text:date-value="2020-06-11T11:45:48.353910259" text:fixed="true">2-й квартал 2020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20107" number:language="ru" number:country="RU">
      <number:quarter number:style="long"/>
      <number:text> </number:text>
      <number:year number:style="long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date style:data-style-name="N20107" text:date-value="2020-06-11T11:46:47.446752581" text:fixed="true">2-й квартал 2020</text:dat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11T11:45:12.400391858</meta:creation-date>
    <meta:editing-cycles>0</meta:editing-cycles>
    <meta:editing-duration>P0D</meta:editing-duration>
    <meta:document-statistic meta:table-count="0" meta:image-count="0" meta:object-count="0" meta:page-count="1" meta:paragraph-count="2" meta:word-count="2" meta:character-count="16" meta:non-whitespace-character-count="16"/>
    <meta:generator>LibreOfficeDev/7.1.0.0.alpha0$Linux_X86_64 LibreOffice_project/20ba8d8d9f4fcf7d5826fcb3366a9bff0d6a8ca1</meta:generator>
  </office:meta>
</office:document-meta>
</file>